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6a4b4" officeooo:paragraph-rsid="0016a4b4"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6a4b4" officeooo:paragraph-rsid="0016a4b4" style:font-weight-asian="normal" style:font-weight-complex="normal"/>
    </style:style>
    <style:style style:name="P3" style:family="paragraph" style:parent-style-name="Standard" style:list-style-name="L2">
      <style:paragraph-properties fo:text-align="start" style:justify-single-word="false"/>
      <style:text-properties style:text-underline-style="none" fo:font-weight="normal" officeooo:rsid="0016a4b4" officeooo:paragraph-rsid="0016a4b4" style:font-weight-asian="normal" style:font-weight-complex="normal"/>
    </style:style>
    <style:style style:name="P4" style:family="paragraph" style:parent-style-name="Standard" style:list-style-name="L2">
      <style:paragraph-properties fo:text-align="start" style:justify-single-word="false"/>
      <style:text-properties style:text-underline-style="none" fo:font-weight="normal" officeooo:rsid="0016a4b4" officeooo:paragraph-rsid="00187aac" style:font-weight-asian="normal" style:font-weight-complex="normal"/>
    </style:style>
    <style:style style:name="P5" style:family="paragraph" style:parent-style-name="Standard" style:list-style-name="L2">
      <style:paragraph-properties fo:text-align="start" style:justify-single-word="false"/>
      <style:text-properties style:text-underline-style="none" fo:font-weight="normal" officeooo:rsid="0016a4b4" officeooo:paragraph-rsid="00416453" style:font-weight-asian="normal" style:font-weight-complex="normal"/>
    </style:style>
    <style:style style:name="P6" style:family="paragraph" style:parent-style-name="Standard" style:list-style-name="L2">
      <style:paragraph-properties fo:text-align="start" style:justify-single-word="false"/>
      <style:text-properties style:text-underline-style="none" fo:font-weight="normal" officeooo:rsid="0016a4b4" officeooo:paragraph-rsid="00416694" style:font-weight-asian="normal" style:font-weight-complex="normal"/>
    </style:style>
    <style:style style:name="P7" style:family="paragraph" style:parent-style-name="Standard" style:list-style-name="L3">
      <style:paragraph-properties fo:text-align="start" style:justify-single-word="false"/>
      <style:text-properties style:text-underline-style="none" fo:font-weight="normal" officeooo:rsid="0016a4b4" officeooo:paragraph-rsid="00250a90" style:font-weight-asian="normal" style:font-weight-complex="normal"/>
    </style:style>
    <style:style style:name="P8" style:family="paragraph" style:parent-style-name="Standard" style:list-style-name="L3">
      <style:paragraph-properties fo:text-align="start" style:justify-single-word="false"/>
      <style:text-properties style:text-underline-style="none" fo:font-weight="normal" officeooo:rsid="0016a4b4" officeooo:paragraph-rsid="00352d3f" style:font-weight-asian="normal" style:font-weight-complex="normal"/>
    </style:style>
    <style:style style:name="P9" style:family="paragraph" style:parent-style-name="Standard" style:list-style-name="L2">
      <style:paragraph-properties fo:text-align="start" style:justify-single-word="false"/>
      <style:text-properties style:text-underline-style="none" fo:font-weight="normal" officeooo:rsid="00185f2e" officeooo:paragraph-rsid="00185f2e" style:font-weight-asian="normal" style:font-weight-complex="normal"/>
    </style:style>
    <style:style style:name="P10" style:family="paragraph" style:parent-style-name="Standard" style:list-style-name="L2">
      <style:paragraph-properties fo:text-align="start" style:justify-single-word="false"/>
      <style:text-properties style:text-underline-style="none" fo:font-weight="normal" officeooo:rsid="00185f2e" officeooo:paragraph-rsid="0018cfb4"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85f2e" officeooo:paragraph-rsid="0018cfb4" style:font-weight-asian="normal" style:font-weight-complex="normal"/>
    </style:style>
    <style:style style:name="P12" style:family="paragraph" style:parent-style-name="Standard" style:list-style-name="L2">
      <style:paragraph-properties fo:text-align="start" style:justify-single-word="false"/>
      <style:text-properties style:text-underline-style="none" fo:font-weight="normal" officeooo:rsid="0019f22b" officeooo:paragraph-rsid="0019f22b"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f5253" officeooo:paragraph-rsid="001f5253" style:font-weight-asian="normal" style:font-weight-complex="normal"/>
    </style:style>
    <style:style style:name="P14" style:family="paragraph" style:parent-style-name="Standard" style:list-style-name="L3">
      <style:paragraph-properties fo:text-align="start" style:justify-single-word="false"/>
      <style:text-properties style:text-underline-style="none" fo:font-weight="normal" officeooo:rsid="0020b9e7" officeooo:paragraph-rsid="0020b9e7" style:font-weight-asian="normal" style:font-weight-complex="normal"/>
    </style:style>
    <style:style style:name="P15" style:family="paragraph" style:parent-style-name="Standard" style:list-style-name="L3">
      <style:paragraph-properties fo:text-align="start" style:justify-single-word="false"/>
      <style:text-properties style:text-underline-style="none" fo:font-weight="normal" officeooo:rsid="0020b9e7" officeooo:paragraph-rsid="00242bba" style:font-weight-asian="normal" style:font-weight-complex="normal"/>
    </style:style>
    <style:style style:name="P16" style:family="paragraph" style:parent-style-name="Standard" style:list-style-name="L3">
      <style:paragraph-properties fo:text-align="start" style:justify-single-word="false"/>
      <style:text-properties style:text-underline-style="none" fo:font-weight="normal" officeooo:rsid="0020b9e7" officeooo:paragraph-rsid="002f6b4a" style:font-weight-asian="normal" style:font-weight-complex="normal"/>
    </style:style>
    <style:style style:name="P17" style:family="paragraph" style:parent-style-name="Standard" style:list-style-name="L3">
      <style:paragraph-properties fo:text-align="start" style:justify-single-word="false"/>
      <style:text-properties style:text-underline-style="none" fo:font-weight="normal" officeooo:rsid="0020b9e7" officeooo:paragraph-rsid="00352d3f" style:font-weight-asian="normal" style:font-weight-complex="normal"/>
    </style:style>
    <style:style style:name="P18" style:family="paragraph" style:parent-style-name="Standard" style:list-style-name="L3">
      <style:paragraph-properties fo:text-align="start" style:justify-single-word="false"/>
      <style:text-properties style:text-underline-style="none" fo:font-weight="normal" officeooo:rsid="0020b9e7" officeooo:paragraph-rsid="00391a36" style:font-weight-asian="normal" style:font-weight-complex="normal"/>
    </style:style>
    <style:style style:name="P19" style:family="paragraph" style:parent-style-name="Standard" style:list-style-name="L3">
      <style:paragraph-properties fo:text-align="start" style:justify-single-word="false"/>
      <style:text-properties style:text-underline-style="none" fo:font-weight="normal" officeooo:rsid="0020b9e7" officeooo:paragraph-rsid="003972bf" style:font-weight-asian="normal" style:font-weight-complex="normal"/>
    </style:style>
    <style:style style:name="P20" style:family="paragraph" style:parent-style-name="Standard" style:list-style-name="L3">
      <style:paragraph-properties fo:text-align="start" style:justify-single-word="false"/>
      <style:text-properties style:text-underline-style="none" fo:font-weight="normal" officeooo:rsid="0020b9e7" officeooo:paragraph-rsid="00399ae7" style:font-weight-asian="normal" style:font-weight-complex="normal"/>
    </style:style>
    <style:style style:name="P21" style:family="paragraph" style:parent-style-name="Standard" style:list-style-name="L3">
      <style:paragraph-properties fo:text-align="start" style:justify-single-word="false"/>
      <style:text-properties style:text-underline-style="none" fo:font-weight="normal" officeooo:rsid="0020b9e7" officeooo:paragraph-rsid="003c9279" style:font-weight-asian="normal" style:font-weight-complex="normal"/>
    </style:style>
    <style:style style:name="P22" style:family="paragraph" style:parent-style-name="Standard" style:list-style-name="L3">
      <style:paragraph-properties fo:text-align="start" style:justify-single-word="false"/>
      <style:text-properties style:text-underline-style="none" fo:font-weight="normal" officeooo:rsid="002c6591" officeooo:paragraph-rsid="002c6591" style:font-weight-asian="normal" style:font-weight-complex="normal"/>
    </style:style>
    <style:style style:name="P23" style:family="paragraph" style:parent-style-name="Standard" style:list-style-name="L3">
      <style:paragraph-properties fo:text-align="start" style:justify-single-word="false"/>
      <style:text-properties style:text-underline-style="none" fo:font-weight="normal" officeooo:rsid="002c6591" officeooo:paragraph-rsid="00352d3f" style:font-weight-asian="normal" style:font-weight-complex="normal"/>
    </style:style>
    <style:style style:name="P24" style:family="paragraph" style:parent-style-name="Standard" style:list-style-name="L3">
      <style:paragraph-properties fo:text-align="start" style:justify-single-word="false"/>
      <style:text-properties style:text-underline-style="none" fo:font-weight="normal" officeooo:rsid="003214d1" officeooo:paragraph-rsid="003214d1" style:font-weight-asian="normal" style:font-weight-complex="normal"/>
    </style:style>
    <style:style style:name="P25" style:family="paragraph" style:parent-style-name="Standard" style:list-style-name="L3">
      <style:paragraph-properties fo:text-align="start" style:justify-single-word="false"/>
      <style:text-properties style:text-underline-style="none" fo:font-weight="normal" officeooo:rsid="003214d1" officeooo:paragraph-rsid="00352d3f" style:font-weight-asian="normal" style:font-weight-complex="normal"/>
    </style:style>
    <style:style style:name="T1" style:family="text">
      <style:text-properties officeooo:rsid="0016a4b4"/>
    </style:style>
    <style:style style:name="T2" style:family="text">
      <style:text-properties officeooo:rsid="00185f2e"/>
    </style:style>
    <style:style style:name="T3" style:family="text">
      <style:text-properties officeooo:rsid="00187aac"/>
    </style:style>
    <style:style style:name="T4" style:family="text">
      <style:text-properties officeooo:rsid="0018cfb4"/>
    </style:style>
    <style:style style:name="T5" style:family="text">
      <style:text-properties officeooo:rsid="001da668"/>
    </style:style>
    <style:style style:name="T6" style:family="text">
      <style:text-properties officeooo:rsid="0020e538"/>
    </style:style>
    <style:style style:name="T7" style:family="text">
      <style:text-properties officeooo:rsid="002257f8"/>
    </style:style>
    <style:style style:name="T8" style:family="text">
      <style:text-properties officeooo:rsid="00242bba"/>
    </style:style>
    <style:style style:name="T9" style:family="text">
      <style:text-properties officeooo:rsid="00250a90"/>
    </style:style>
    <style:style style:name="T10" style:family="text">
      <style:text-properties officeooo:rsid="0025b469"/>
    </style:style>
    <style:style style:name="T11" style:family="text">
      <style:text-properties officeooo:rsid="002f6b4a"/>
    </style:style>
    <style:style style:name="T12" style:family="text">
      <style:text-properties officeooo:rsid="00338aa2"/>
    </style:style>
    <style:style style:name="T13" style:family="text">
      <style:text-properties officeooo:rsid="00352d3f"/>
    </style:style>
    <style:style style:name="T14" style:family="text">
      <style:text-properties officeooo:rsid="0036ee79"/>
    </style:style>
    <style:style style:name="T15" style:family="text">
      <style:text-properties officeooo:rsid="00391a36"/>
    </style:style>
    <style:style style:name="T16" style:family="text">
      <style:text-properties officeooo:rsid="00399ae7"/>
    </style:style>
    <style:style style:name="T17" style:family="text">
      <style:text-properties officeooo:rsid="003c9279"/>
    </style:style>
    <style:style style:name="T18" style:family="text">
      <style:text-properties officeooo:rsid="003fd74d"/>
    </style:style>
    <style:style style:name="T19" style:family="text">
      <style:text-properties officeooo:rsid="004164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L MANAGER</text:p>
      <text:p text:style-name="P1"/>
      <text:p text:style-name="P2">USERS:-</text:p>
      <text:list xml:id="list4056899483529794960" text:style-name="L2">
        <text:list-item>
          <text:p text:style-name="P3">ADMIN: Owner of the PG:-</text:p>
          <text:list>
            <text:list-item>
              <text:p text:style-name="P3">Can login into the website</text:p>
            </text:list-item>
            <text:list-item>
              <text:p text:style-name="P5"><text:span text:style-name="T19">If logged in, </text:span>redirected to his/ her home page. <text:span text:style-name="T19">Else, </text:span>redirected to <text:span text:style-name="T19">login</text:span> page</text:p>
            </text:list-item>
            <text:list-item>
              <text:p text:style-name="P3">can choose to add/ remove guests from PG</text:p>
            </text:list-item>
            <text:list-item>
              <text:p text:style-name="P3">can get the details of the no. of meals required per shift of the day <text:span text:style-name="T18">and confirm if meal is supplied</text:span></text:p>
            </text:list-item>
            <text:list-item>
              <text:p text:style-name="P3">can view the bill of each guest</text:p>
            </text:list-item>
            <text:list-item>
              <text:p text:style-name="P9">can logout from the website <text:span text:style-name="T4">and redirected to the login screen</text:span></text:p>
            </text:list-item>
          </text:list>
        </text:list-item>
        <text:list-item>
          <text:p text:style-name="P3">GUESTS: Lives in the PG:-</text:p>
          <text:list>
            <text:list-item>
              <text:p text:style-name="P3">Can login into the website</text:p>
            </text:list-item>
            <text:list-item>
              <text:p text:style-name="P6"><text:span text:style-name="T19">If logged in, </text:span>redirected to his/ her home page. <text:span text:style-name="T19">Else, </text:span>redirected to <text:span text:style-name="T19">login</text:span> page</text:p>
            </text:list-item>
            <text:list-item>
              <text:p text:style-name="P12">can choose to edit his/ her <text:span text:style-name="T5">meal</text:span> preferences</text:p>
            </text:list-item>
            <text:list-item>
              <text:p text:style-name="P4">can view <text:span text:style-name="T3">his/ her bill</text:span></text:p>
            </text:list-item>
            <text:list-item>
              <text:p text:style-name="P10">can logout from the website <text:span text:style-name="T4">and redirected to the login screen</text:span></text:p>
            </text:list-item>
          </text:list>
        </text:list-item>
      </text:list>
      <text:p text:style-name="P11"/>
      <text:p text:style-name="P13">FUNCTIONALITIES:-</text:p>
      <text:list xml:id="list5849682420161061998" text:style-name="L3">
        <text:list-item>
          <text:p text:style-name="P14">GUESTS:-</text:p>
          <text:list>
            <text:list-item>
              <text:p text:style-name="P7"><text:span text:style-name="T9">He/ she c</text:span>an login into the website <text:span text:style-name="T9">by clicking on the “sign in” button of index.html page</text:span></text:p>
            </text:list-item>
            <text:list-item>
              <text:p text:style-name="P14"><text:span text:style-name="T10">The guest is </text:span>validate<text:span text:style-name="T10">d by comparing his/ her credentials with the stored credentials in the database</text:span></text:p>
            </text:list-item>
            <text:list-item>
              <text:p text:style-name="P22">If guest's credentials doesn't exist in the database then he/ she is redirected to the index.html page</text:p>
            </text:list-item>
            <text:list-item>
              <text:p text:style-name="P16"><text:span text:style-name="T11">Once logged in, he/ she is </text:span>redirect<text:span text:style-name="T10">ed</text:span> to<text:span text:style-name="T1"> </text:span>guestHome.html page where he/ she can see a calender</text:p>
            </text:list-item>
            <text:list-item>
              <text:p text:style-name="P14"><text:span text:style-name="T11">H</text:span>e/ she can view his/ her preferences <text:span text:style-name="T6">on a pop up </text:span>by clicking on a particular date of the calendar </text:p>
            </text:list-item>
            <text:list-item>
              <text:p text:style-name="P24">The pop up contains three dropdowns for each breakfast, lunch and dinner <text:span text:style-name="T12">having values of veg, non-veg and none</text:span></text:p>
            </text:list-item>
            <text:list-item>
              <text:p text:style-name="P14">He/ she can update his/ her preferences by clicking on update button <text:span text:style-name="T6">placed on the pop up</text:span></text:p>
            </text:list-item>
            <text:list-item>
              <text:p text:style-name="P15">He/ she can <text:span text:style-name="T7">view</text:span> his/ her <text:span text:style-name="T7">bill on click of the “view bill” link in the navbar</text:span></text:p>
            </text:list-item>
            <text:list-item>
              <text:p text:style-name="P15">He/ she can <text:span text:style-name="T8">logout </text:span><text:s/><text:span text:style-name="T2">from the website and redirected to the index.html page by clicking on the “logout” button</text:span></text:p>
              <text:p text:style-name="P15"/>
            </text:list-item>
          </text:list>
        </text:list-item>
        <text:list-item>
          <text:p text:style-name="P17"><text:span text:style-name="T13">ADMIN</text:span>:-</text:p>
          <text:list>
            <text:list-item>
              <text:p text:style-name="P8"><text:span text:style-name="T9">He/ she c</text:span>an login into the website <text:span text:style-name="T9">by clicking on the “sign in” button of index.html page</text:span></text:p>
            </text:list-item>
            <text:list-item>
              <text:p text:style-name="P17"><text:span text:style-name="T10">The admin is </text:span>validate<text:span text:style-name="T10">d by comparing his/ her credentials with the stored credentials in the database</text:span></text:p>
            </text:list-item>
            <text:list-item>
              <text:p text:style-name="P23">If <text:span text:style-name="T14">admin's</text:span> credentials doesn't exist in the database then he/ she is redirected to the index.html page</text:p>
            </text:list-item>
            <text:list-item>
              <text:p text:style-name="P17"><text:span text:style-name="T11">Once logged in, he/ she is </text:span>redirect<text:span text:style-name="T10">ed</text:span> to<text:span text:style-name="T1"> admin</text:span>Home.html page</text:p>
            </text:list-item>
            <text:list-item>
              <text:p text:style-name="P18">He/ she can <text:span text:style-name="T15">add guests into the database by clicking on the “add guest” link in the navbar where he can enter email id of the guest to add him/ her</text:span></text:p>
            </text:list-item>
            <text:list-item>
              <text:p text:style-name="P18">He/ she can <text:span text:style-name="T15">remove guests from the database by clicking on the “remove guest” link in the navbar where he can select the email id of the guest from a dropdown to remove him/ her</text:span></text:p>
            </text:list-item>
            <text:list-item>
              <text:p text:style-name="P19">He/ she can <text:span text:style-name="T16">get bill of each guest by clicking on the “view bill” link in the navbar where </text:span><text:soft-page-break/><text:span text:style-name="T16">he can select the email id of the guest from a dropdown to view his/ her bill</text:span></text:p>
            </text:list-item>
            <text:list-item>
              <text:p text:style-name="P20">He/ she can <text:span text:style-name="T16">get the details (number of veg/ non-veg meals required) of each shift of the day by clicking on the “get details” link in the navbar where he can select the date and shift from dropdown (having breakfast, lunch and dinner) to get the details</text:span></text:p>
            </text:list-item>
            <text:list-item>
              <text:p text:style-name="P21">He/ she <text:span text:style-name="T17">can confirm the meal supplied by clicking on “done” button on the “get details page” and eventually the bill is calculated for each guest and stored in the database</text:span></text:p>
            </text:list-item>
            <text:list-item>
              <text:p text:style-name="P17">He/ she can <text:span text:style-name="T8">logout </text:span><text:s/><text:span text:style-name="T2">from the website and redirected to the index.html page by clicking on the “logout” butt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2:14:36.626609808</meta:creation-date>
    <dc:date>2019-09-24T14:19:36.950210640</dc:date>
    <meta:editing-duration>PT1H54M39S</meta:editing-duration>
    <meta:editing-cycles>47</meta:editing-cycles>
    <meta:generator>LibreOffice/4.2.8.2$Linux_X86_64 LibreOffice_project/420m0$Build-2</meta:generator>
    <meta:document-statistic meta:table-count="0" meta:image-count="0" meta:object-count="0" meta:page-count="2" meta:paragraph-count="38" meta:word-count="578" meta:character-count="2951" meta:non-whitespace-character-count="2442"/>
  </office:meta>
</office:document-meta>
</file>